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33" draw:textarea-horizontal-align="justify" draw:textarea-vertical-align="middle" draw:auto-grow-height="false" fo:min-height="3.25cm" fo:min-width="6.3cm"/>
      <style:paragraph-properties style:writing-mode="lr-tb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2.15cm" fo:min-width="3.7cm"/>
      <style:paragraph-properties style:writing-mode="lr-tb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2.951cm" fo:min-width="2.968cm"/>
      <style:paragraph-properties style:writing-mode="lr-tb"/>
    </style:style>
    <style:style style:name="gr4" style:family="graphic" style:parent-style-name="standard">
      <style:graphic-properties svg:stroke-color="#eeeeee" draw:fill-color="#808080" draw:textarea-horizontal-align="justify" draw:textarea-vertical-align="middle" draw:auto-grow-height="false" fo:min-height="1.281cm" fo:min-width="5.101cm"/>
      <style:paragraph-properties style:writing-mode="lr-tb"/>
    </style:style>
    <style:style style:name="gr5" style:family="graphic" style:parent-style-name="standard">
      <style:graphic-properties svg:stroke-color="#111111" draw:fill-color="#111111" draw:textarea-horizontal-align="justify" draw:textarea-vertical-align="middle" draw:auto-grow-height="false" fo:min-height="0.2cm" fo:min-width="3.516cm"/>
    </style:style>
    <style:style style:name="gr6" style:family="graphic" style:parent-style-name="standard">
      <style:graphic-properties svg:stroke-color="#111111" draw:fill-color="#111111" draw:textarea-horizontal-align="justify" draw:textarea-vertical-align="middle" draw:auto-grow-height="false" fo:min-height="3.354cm" fo:min-width="0.013cm"/>
    </style:style>
    <style:style style:name="gr7" style:family="graphic" style:parent-style-name="standard">
      <style:graphic-properties svg:stroke-color="#111111" draw:fill-color="#111111" draw:textarea-horizontal-align="justify" draw:textarea-vertical-align="middle" draw:auto-grow-height="false" fo:min-height="0.2cm" fo:min-width="3.259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/>
      <style:text-properties fo:color="#eeeeee"/>
    </style:style>
    <style:style style:name="P4" style:family="paragraph">
      <loext:graphic-properties draw:fill-color="#666666"/>
      <style:paragraph-properties fo:text-align="center"/>
      <style:text-properties fo:color="#eeeeee"/>
    </style:style>
    <style:style style:name="P5" style:family="paragraph">
      <loext:graphic-properties draw:fill-color="#808080"/>
      <style:paragraph-properties fo:text-align="center"/>
      <style:text-properties fo:color="#eeeeee"/>
    </style:style>
    <style:style style:name="P6" style:family="paragraph">
      <loext:graphic-properties draw:fill-color="#111111"/>
      <style:paragraph-properties fo:text-align="center"/>
    </style:style>
    <style:style style:name="T1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8cm" svg:height="3.5cm" svg:x="11cm" svg:y="8cm">
          <text:p text:style-name="P1">Proceso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2.4cm" svg:x="3.4cm" svg:y="1.7cm">
          <text:p text:style-name="P3"><text:span text:style-name="T1">Entrada </text:span></text:p>
          <text:p text:style-name="P3"><text:span text:style-name="T1">de dat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cm" svg:height="2.4cm" svg:x="21.8cm" svg:y="1.7cm">
          <text:p text:style-name="P3"><text:span text:style-name="T1">Reportes e</text:span></text:p>
          <text:p text:style-name="P3"><text:span text:style-name="T1">inform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3.2cm" svg:x="2.9cm" svg:y="15.099cm">
          <text:p text:style-name="P3"><text:span text:style-name="T1">Interfaz </text:span></text:p>
          <text:p text:style-name="P3"><text:span text:style-name="T1">automática </text:span></text:p>
          <text:p text:style-name="P3"><text:span text:style-name="T1">de entrada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4" draw:layer="layout" svg:width="5.2cm" svg:height="3.2cm" svg:x="20.8cm" svg:y="15.1cm">
          <text:p text:style-name="P3"><text:span text:style-name="T1">Interfaz </text:span></text:p>
          <text:p text:style-name="P3"><text:span text:style-name="T1">automática </text:span></text:p>
          <text:p text:style-name="P3"><text:span text:style-name="T1">de salida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5" draw:layer="layout" svg:width="5.6cm" svg:height="2.9cm" svg:x="11.6cm" svg:y="16.9cm">
          <text:p text:style-name="P1"><text:span text:style-name="T1">Almacenamient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4.589cm" svg:height="0.9cm" draw:transform="rotate (-0.87458448817436) translate (8.257cm 4.1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025cm" svg:height="4.5cm" svg:x="13.775cm" svg:y="12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4.296cm" svg:height="0.9cm" draw:transform="rotate (0.834267382453289) translate (7.748cm 14.4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4.589cm" svg:height="0.9cm" draw:transform="rotate (0.817163155783745) translate (18.1cm 7.3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4.296cm" svg:height="0.9cm" draw:transform="rotate (-0.724660705428046) translate (18.384cm 11.3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 Enrique Mendoza Ruiz</meta:initial-creator>
    <meta:creation-date>2021-05-19T20:44:50.319019094</meta:creation-date>
    <dc:date>2021-05-19T21:00:42.235375607</dc:date>
    <dc:creator>Luis Enrique Mendoza Ruiz</dc:creator>
    <meta:editing-duration>PT5M38S</meta:editing-duration>
    <meta:editing-cycles>1</meta:editing-cycles>
    <meta:document-statistic meta:object-count="11"/>
    <meta:generator>LibreOffice/6.4.7.2$Linux_X86_64 LibreOffice_project/40$Build-2</meta:generator>
  </office:meta>
</office:document-meta>
</file>